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punteado_20_mejorado" svg:stroke-width="0.04cm" draw:marker-start-width="0.09cm" draw:marker-end-width="0.09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punteado_20_mejorado" svg:stroke-width="0.04cm" svg:stroke-color="#ff0000" draw:marker-start-width="0.09cm" draw:marker-end-width="0.09cm" draw:textarea-horizontal-align="center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dash" draw:stroke-dash="punteado_20_mejorado" svg:stroke-width="0.04cm" svg:stroke-color="#00ff00" draw:marker-start-width="0.09cm" draw:marker-end-width="0.09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dash" draw:stroke-dash="punteado_20_mejorado" svg:stroke-width="0.04cm" svg:stroke-color="#0000ff" draw:marker-start-width="0.09cm" draw:marker-end-width="0.09cm" draw:textarea-horizontal-align="center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fill="solid" draw:fill-color="#ffffff" draw:textarea-horizontal-align="left" draw:textarea-vertical-align="bottom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fill="solid" draw:fill-color="#ffffff" draw:textarea-horizontal-align="right" draw:textarea-vertical-align="bottom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fill="solid" draw:fill-color="#ffffff" draw:textarea-horizontal-align="justify" draw:textarea-vertical-align="top" draw:auto-grow-height="false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id="id15" draw:layer="layout" svg:width="5cm" svg:height="1.5cm" draw:transform="rotate (1.5707963267946) translate (6cm 16cm)">
          <text:p text:style-name="P1">Pventa 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5cm" svg:height="1.5cm" draw:transform="rotate (1.5707963267946) translate (7.5cm 16cm)">
          <text:p text:style-name="P1">PControlSot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cm" svg:height="1.5cm" draw:transform="rotate (1.5707963267946) translate (9cm 16cm)">
          <text:p text:style-name="P1">PComp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5cm" svg:height="1.5cm" draw:transform="rotate (1.5707963267946) translate (15.5cm 16cm)">
          <text:p text:style-name="P1">FacturaVenta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5cm" svg:height="1.5cm" draw:transform="rotate (1.5707963267946) translate (23cm 16cm)">
          <text:p text:style-name="P1">EstadoSto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5cm" svg:height="1.5cm" draw:transform="rotate (1.5707963267946) translate (17cm 16cm)">
          <text:p text:style-name="P1">RemitoClien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5cm" svg:height="1.5cm" draw:transform="rotate (1.5707963267946) translate (18.5cm 16cm)">
          <text:p text:style-name="P1">NotaPedid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5cm" svg:height="1.5cm" draw:transform="rotate (1.5707963267946) translate (20cm 16cm)">
          <text:p text:style-name="P1">NotaDebit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5cm" svg:height="1.5cm" draw:transform="rotate (1.5707963267946) translate (21.5cm 16cm)">
          <text:p text:style-name="P1">NotaCredito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5cm" svg:height="1.5cm" svg:x="10.5cm" svg:y="9.5cm">
          <text:p text:style-name="P1">ModuloStock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5cm" svg:height="1.5cm" svg:x="10.5cm" svg:y="8cm">
          <text:p text:style-name="P1">ModuloComp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5cm" svg:height="1.5cm" svg:x="10.5cm" svg:y="6.5cm">
          <text:p text:style-name="P1">ModuloVenta</text:p>
          <draw:enhanced-geometry svg:viewBox="0 0 21600 21600" draw:type="rectangle" draw:enhanced-path="M 0 0 L 21600 0 21600 21600 0 21600 0 0 Z N"/>
        </draw:custom-shape>
        <draw:connector draw:style-name="gr3" draw:text-style-name="P2" draw:id="id13" draw:layer="layout" svg:x1="15.5cm" svg:y1="10.25cm" svg:x2="23.75cm" svg:y2="11cm" draw:start-shape="id1" draw:start-glue-point="1" draw:end-shape="id2" draw:end-glue-point="0">
          <text:p/>
        </draw:connector>
        <draw:connector draw:style-name="gr4" draw:text-style-name="P2" draw:layer="layout" svg:x1="10.5cm" svg:y1="10.25cm" svg:x2="9.75cm" svg:y2="11cm" draw:start-shape="id1" draw:start-glue-point="3" draw:end-shape="id3" draw:end-glue-point="0">
          <text:p/>
        </draw:connector>
        <draw:connector draw:style-name="gr3" draw:text-style-name="P2" draw:layer="layout" svg:x1="10.5cm" svg:y1="10.25cm" svg:x2="8.25cm" svg:y2="11cm" draw:start-shape="id1" draw:start-glue-point="3" draw:end-shape="id4" draw:end-glue-point="0">
          <text:p/>
        </draw:connector>
        <draw:connector draw:style-name="gr4" draw:text-style-name="P2" draw:layer="layout" svg:x1="8.25cm" svg:y1="11cm" svg:x2="10.5cm" svg:y2="10.25cm" draw:start-shape="id4" draw:start-glue-point="0" draw:end-shape="id1" draw:end-glue-point="3">
          <text:p/>
        </draw:connector>
        <draw:connector draw:style-name="gr4" draw:text-style-name="P2" draw:layer="layout" svg:x1="10.5cm" svg:y1="8.75cm" svg:x2="9.75cm" svg:y2="11cm" draw:start-shape="id5" draw:start-glue-point="3" draw:end-shape="id3">
          <text:p/>
        </draw:connector>
        <draw:connector draw:style-name="gr4" draw:text-style-name="P2" draw:layer="layout" svg:x1="10.5cm" svg:y1="8.75cm" svg:x2="8.25cm" svg:y2="11cm" draw:start-shape="id5" draw:start-glue-point="3" draw:end-shape="id4" draw:end-glue-point="0">
          <text:p/>
        </draw:connector>
        <draw:connector draw:style-name="gr5" draw:text-style-name="P2" draw:id="id8" draw:layer="layout" svg:x1="15.5cm" svg:y1="7.25cm" svg:x2="16.25cm" svg:y2="11cm" draw:start-shape="id6" draw:start-glue-point="1" draw:end-shape="id7" draw:end-glue-point="0">
          <text:p/>
        </draw:connector>
        <draw:connector draw:style-name="gr5" draw:text-style-name="P2" draw:id="id10" draw:layer="layout" svg:x1="16.25cm" svg:y1="7.25cm" svg:x2="17.75cm" svg:y2="11cm" draw:start-shape="id8" draw:start-glue-point="0" draw:end-shape="id9" draw:end-glue-point="0">
          <text:p/>
        </draw:connector>
        <draw:connector draw:style-name="gr5" draw:text-style-name="P2" draw:layer="layout" svg:x1="17.75cm" svg:y1="7.25cm" svg:x2="20.75cm" svg:y2="11cm" draw:start-shape="id10" draw:start-glue-point="0" draw:end-shape="id11" draw:end-glue-point="0">
          <text:p/>
        </draw:connector>
        <draw:connector draw:style-name="gr5" draw:text-style-name="P2" draw:layer="layout" svg:x1="15.5cm" svg:y1="7.25cm" svg:x2="22.25cm" svg:y2="11cm" draw:start-shape="id6" draw:start-glue-point="1" draw:end-shape="id12" draw:end-glue-point="0">
          <text:p/>
        </draw:connector>
        <draw:connector draw:style-name="gr5" draw:text-style-name="P2" draw:layer="layout" svg:x1="15.5cm" svg:y1="7.25cm" svg:x2="23.75cm" svg:y2="10.25cm" draw:start-shape="id6" draw:start-glue-point="1" draw:end-shape="id13" draw:end-glue-point="0">
          <text:p/>
        </draw:connector>
        <draw:custom-shape draw:style-name="gr6" draw:text-style-name="P3" draw:layer="layout" svg:width="2.5cm" svg:height="5cm" svg:x="10.5cm" svg:y="11cm">
          <text:p text:style-name="P1"><text:span text:style-name="T1">Procesos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4" draw:layer="layout" svg:width="2.5cm" svg:height="5cm" svg:x="13cm" svg:y="11cm">
          <text:p text:style-name="P1"><text:span text:style-name="T2">Archivos</text:span></text:p>
          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8" draw:text-style-name="P4" draw:layer="layout" svg:width="4.999cm" svg:height="4.999cm" svg:x="10.5cm" svg:y="11cm" svg:viewBox="0 0 5000 5000" draw:points="5000,0 2500,5000 0,0">
          <text:p text:style-name="P1"><text:span text:style-name="T2">Aplicaciones</text:span></text:p>
        </draw:polygon>
        <draw:connector draw:style-name="gr3" draw:text-style-name="P2" draw:layer="layout" svg:x1="15.5cm" svg:y1="10.25cm" svg:x2="19.25cm" svg:y2="11cm" draw:start-shape="id1" draw:start-glue-point="1" draw:end-shape="id14" draw:end-glue-point="0">
          <text:p/>
        </draw:connector>
        <draw:connector draw:style-name="gr4" draw:text-style-name="P2" draw:layer="layout" svg:x1="15.5cm" svg:y1="8.75cm" svg:x2="19.25cm" svg:y2="11cm" draw:start-shape="id5" draw:start-glue-point="1" draw:end-shape="id14" draw:end-glue-point="0">
          <text:p/>
        </draw:connector>
        <draw:connector draw:style-name="gr5" draw:text-style-name="P2" draw:layer="layout" svg:x1="6.75cm" svg:y1="11cm" svg:x2="10.5cm" svg:y2="7.25cm" draw:start-shape="id15" draw:start-glue-point="0" draw:end-shape="id6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draw:stroke-dash draw:name="punteado_20_mejorado" draw:display-name="punteado mejorado" draw:style="rect" draw:dots1="1" draw:dots1-length="0.1cm" draw:dots2="1" draw:dots2-length="0.1cm" draw:distance="0.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Luis Larrateguy</meta:initial-creator>
    <meta:creation-date>2007-08-11T12:57:37</meta:creation-date>
    <dc:creator>Luis Larrateguy</dc:creator>
    <dc:date>2007-08-13T10:49:09</dc:date>
    <dc:language>es-AR</dc:language>
    <meta:editing-cycles>3</meta:editing-cycles>
    <meta:editing-duration>PT1H24M33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